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a8b4" officeooo:paragraph-rsid="000ba8b4"/>
    </style:style>
    <style:style style:name="P2" style:family="paragraph" style:parent-style-name="Standard">
      <style:text-properties fo:font-weight="normal" officeooo:rsid="000ca72c" officeooo:paragraph-rsid="000ba8b4" style:font-weight-asian="normal" style:font-weight-complex="normal"/>
    </style:style>
    <style:style style:name="P3" style:family="paragraph" style:parent-style-name="Standard">
      <style:text-properties fo:font-weight="normal" officeooo:rsid="000ca72c" officeooo:paragraph-rsid="000ca72c" style:font-weight-asian="normal" style:font-weight-complex="normal"/>
    </style:style>
    <style:style style:name="P4" style:family="paragraph" style:parent-style-name="Standard">
      <style:text-properties fo:font-weight="normal" officeooo:rsid="000ba8b4" officeooo:paragraph-rsid="000ba8b4" style:font-weight-asian="normal" style:font-weight-complex="normal"/>
    </style:style>
    <style:style style:name="P5" style:family="paragraph" style:parent-style-name="Standard">
      <style:text-properties fo:font-weight="normal" officeooo:rsid="000bf7fe" officeooo:paragraph-rsid="000bf7f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officeooo:rsid="000cfd8a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E POWER</text:span> present only if <text:span text:style-name="T1">Angular frequency of voltage</text:span><text:span text:style-name="T2"> and </text:span><text:span text:style-name="T1">Current </text:span><text:span text:style-name="T2">are the same.</text:span></text:p>
      <text:p text:style-name="P2"/>
      <text:p text:style-name="P3">Current = V/R → <text:span text:style-name="T3">voltage / resistency</text:span></text:p>
      <text:p text:style-name="P4"/>
      <text:p text:style-name="P5">Altro sul quaderno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4:27:10.586772400</meta:creation-date>
    <dc:date>2025-09-08T15:24:14.462743000</dc:date>
    <meta:editing-duration>PT46M6S</meta:editing-duration>
    <meta:editing-cycles>5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3" meta:word-count="24" meta:character-count="140" meta:non-whitespace-character-count="119"/>
  </office:meta>
</office:document-meta>
</file>